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2.35cm" fo:min-width="3.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802cm" fo:min-width="2.06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802cm" fo:min-width="2.1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59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3.426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5cm" fo:min-width="1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2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693cm" fo:min-width="0.9cm"/>
    </style:style>
    <style:style style:name="gr1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16" style:family="graphic" style:parent-style-name="standard">
      <style:graphic-properties draw:fill-color="#ffffff" draw:opacity="0%" draw:textarea-horizontal-align="justify" draw:textarea-vertical-align="middle" draw:auto-grow-height="false" fo:min-height="9.15cm" fo:min-width="7.9cm"/>
    </style:style>
    <style:style style:name="gr17" style:family="graphic" style:parent-style-name="standard">
      <style:graphic-properties draw:fill-color="#ffffff" draw:opacity="0%" draw:textarea-horizontal-align="justify" draw:textarea-vertical-align="middle" draw:auto-grow-height="false" fo:min-height="9.15cm" fo:min-width="8.3cm"/>
    </style:style>
    <style:style style:name="gr18" style:family="graphic" style:parent-style-name="standard">
      <style:graphic-properties draw:fill-color="#ffffff" draw:opacity="0%" draw:textarea-horizontal-align="justify" draw:textarea-vertical-align="middle" draw:auto-grow-height="false" fo:min-height="9.15cm" fo:min-width="14.3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1.556cm" fo:min-width="1.906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.95cm" fo:min-width="3.5cm"/>
    </style:style>
    <style:style style:name="gr21" style:family="graphic" style:parent-style-name="standard">
      <style:graphic-properties draw:textarea-horizontal-align="justify" draw:textarea-vertical-align="middle" draw:auto-grow-height="false" fo:min-height="2.278cm" fo:min-width="4.428cm"/>
    </style:style>
    <style:style style:name="gr22" style:family="graphic" style:parent-style-name="standard">
      <style:graphic-properties draw:fill-color="#000000" draw:textarea-horizontal-align="justify" draw:textarea-vertical-align="middle" draw:auto-grow-height="false" fo:min-height="0.35cm" fo:min-width="1.9cm"/>
    </style:style>
    <style:style style:name="gr23" style:family="graphic" style:parent-style-name="standard">
      <style:graphic-properties draw:fill-color="#ffffff" draw:opacity="0%" draw:textarea-horizontal-align="justify" draw:textarea-vertical-align="middle" draw:auto-grow-height="false" fo:min-height="9.15cm" fo:min-width="20.9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15cm" fo:min-width="3.3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1.15cm" fo:min-width="16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27" style:family="graphic" style:parent-style-name="standard">
      <style:graphic-properties draw:fill-color="#000000" draw:textarea-horizontal-align="justify" draw:textarea-vertical-align="middle" draw:auto-grow-height="false" fo:min-height="1.35cm" fo:min-width="3.1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1.35cm" fo:min-width="4.1cm"/>
    </style:style>
    <style:style style:name="gr29" style:family="graphic" style:parent-style-name="standard">
      <style:graphic-properties draw:textarea-horizontal-align="justify" draw:textarea-vertical-align="middle" draw:auto-grow-height="false" fo:min-height="5.55cm" fo:min-width="7.3cm"/>
    </style:style>
    <style:style style:name="gr30" style:family="graphic" style:parent-style-name="standard">
      <style:graphic-properties draw:textarea-horizontal-align="justify" draw:textarea-vertical-align="middle" draw:auto-grow-height="false" fo:min-height="1.15cm" fo:min-width="3.3cm"/>
    </style:style>
    <style:style style:name="gr31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32" style:family="graphic" style:parent-style-name="standard">
      <style:graphic-properties draw:textarea-horizontal-align="justify" draw:textarea-vertical-align="middle" draw:auto-grow-height="false" fo:min-height="1.15cm" fo:min-width="4.3cm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3.15cm" fo:min-width="10.5cm"/>
    </style:style>
    <style:style style:name="gr34" style:family="graphic" style:parent-style-name="standard">
      <style:graphic-properties draw:fill-color="#00ffff" draw:textarea-horizontal-align="justify" draw:textarea-vertical-align="middle" draw:auto-grow-height="false" fo:min-height="2.35cm" fo:min-width="5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fo:min-height="3.93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00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ginning</text:p>
          </draw:text-box>
        </draw:frame>
        <draw:frame presentation:style-name="pr2" draw:text-style-name="P1" draw:layer="layout" svg:width="25.199cm" svg:height="3.936cm" svg:x="1.4cm" svg:y="9.036cm" presentation:class="subtitle" presentation:user-transformed="true">
          <draw:text-box>
            <text:list text:style-name="L2">
              <text:list-item>
                <text:p text:style-name="P1"><text:span text:style-name="T1">Er</text:span><text:span text:style-name="T1">st</text:span><text:span text:style-name="T1">e </text:span><text:span text:style-name="T1">Gr</text:span><text:span text:style-name="T1">un</text:span><text:span text:style-name="T1">dl</text:span><text:span text:style-name="T1">ag</text:span><text:span text:style-name="T1">en </text:span><text:span text:style-name="T1">19</text:span><text:span text:style-name="T1">94</text:span></text:p>
              </text:list-item>
              <text:list-item>
                <text:p text:style-name="P1"><text:span text:style-name="T1">Be</text:span><text:span text:style-name="T1">de</text:span><text:span text:style-name="T1">ut</text:span><text:span text:style-name="T1">en</text:span><text:span text:style-name="T1">de</text:span><text:span text:style-name="T1">re </text:span><text:span text:style-name="T1">Th</text:span><text:span text:style-name="T1">e</text:span><text:span text:style-name="T1">m</text:span><text:span text:style-name="T1">en </text:span><text:span text:style-name="T1">19</text:span><text:span text:style-name="T1">98</text:span></text:p>
              </text:list-item>
              <text:list-item>
                <text:p text:style-name="P1"><text:span text:style-name="T1">G</text:span><text:span text:style-name="T1">oo</text:span><text:span text:style-name="T1">gl</text:span><text:span text:style-name="T1">e </text:span><text:span text:style-name="T1">be</text:span><text:span text:style-name="T1">gi</text:span><text:span text:style-name="T1">nn</text:span><text:span text:style-name="T1">t </text:span><text:span text:style-name="T1">si</text:span><text:span text:style-name="T1">ch </text:span><text:span text:style-name="T1"><text:s/></text:span><text:span text:style-name="T1">we</text:span><text:span text:style-name="T1">ite</text:span><text:span text:style-name="T1">r </text:span><text:span text:style-name="T1">zu </text:span><text:span text:style-name="T1">en</text:span><text:span text:style-name="T1">twi</text:span><text:span text:style-name="T1">ck</text:span><text:span text:style-name="T1">el</text:span><text:span text:style-name="T1">n </text:span><text:span text:style-name="T1">un</text:span><text:span text:style-name="T1">d </text:span><text:span text:style-name="T1">da</text:span><text:span text:style-name="T1">mi</text:span><text:span text:style-name="T1">t </text:span><text:span text:style-name="T1">au</text:span><text:span text:style-name="T1">ch </text:span><text:span text:style-name="T1">da</text:span><text:span text:style-name="T1">s </text:span><text:span text:style-name="T1">Int</text:span><text:span text:style-name="T1">er</text:span><text:span text:style-name="T1">ne</text:span><text:span text:style-name="T1">t</text:span></text:p>
              </text:list-item>
              <text:list-item>
                <text:p text:style-name="P1"><text:span text:style-name="T1">Er</text:span><text:span text:style-name="T1">fol</text:span><text:span text:style-name="T1">g </text:span><text:span text:style-name="T1">ist </text:span><text:span text:style-name="T1">ge</text:span><text:span text:style-name="T1">ge</text:span><text:span text:style-name="T1">ns</text:span><text:span text:style-name="T1">eit</text:span><text:span text:style-name="T1">ig </text:span><text:span text:style-name="T1">st</text:span><text:span text:style-name="T1">ar</text:span><text:span text:style-name="T1">k </text:span><text:span text:style-name="T1">vo</text:span><text:span text:style-name="T1">ne</text:span><text:span text:style-name="T1">in</text:span><text:span text:style-name="T1">an</text:span><text:span text:style-name="T1">de</text:span><text:span text:style-name="T1">r </text:span><text:span text:style-name="T1">Ab</text:span><text:span text:style-name="T1">hä</text:span><text:span text:style-name="T1">ng</text:span><text:span text:style-name="T1">ig</text:span></text:p>
              </text:list-item>
              <text:list-item>
                <text:p text:style-name="P1"><text:span text:style-name="T1">Int</text:span><text:span text:style-name="T1">er</text:span><text:span text:style-name="T1">ne</text:span><text:span text:style-name="T1">t </text:span><text:span text:style-name="T1">br</text:span><text:span text:style-name="T1">au</text:span><text:span text:style-name="T1">ch</text:span><text:span text:style-name="T1">t </text:span><text:span text:style-name="T1">ko</text:span><text:span text:style-name="T1">m</text:span><text:span text:style-name="T1">pe</text:span><text:span text:style-name="T1">te</text:span><text:span text:style-name="T1">nt</text:span><text:span text:style-name="T1">e </text:span><text:span text:style-name="T1">Le</text:span><text:span text:style-name="T1">ut</text:span><text:span text:style-name="T1">e </text:span><text:span text:style-name="T1">un</text:span><text:span text:style-name="T1">d </text:span><text:span text:style-name="T1">In</text:span><text:span text:style-name="T1">ha</text:span><text:span text:style-name="T1">lt </text:span><text:span text:style-name="T1">zu</text:span><text:span text:style-name="T1">r </text:span><text:span text:style-name="T1">sc</text:span><text:span text:style-name="T1">hn</text:span><text:span text:style-name="T1">ell</text:span><text:span text:style-name="T1">en </text:span><text:span text:style-name="T1">En</text:span><text:span text:style-name="T1">twi</text:span><text:span text:style-name="T1">ck</text:span><text:span text:style-name="T1">lu</text:span><text:span text:style-name="T1">ng</text:span></text:p>
              </text:list-item>
            </text:list>
          </draw:text-box>
        </draw:frame>
        <draw:frame draw:style-name="gr1" draw:text-style-name="P2" draw:layer="layout" svg:width="3.4cm" svg:height="0.963cm" svg:x="1cm" svg:y="0.837cm">
          <draw:text-box>
            <text:p>Web 1.0</text:p>
          </draw:text-box>
        </draw:frame>
        <draw:custom-shape draw:style-name="gr2" draw:text-style-name="P4" draw:layer="layout" svg:width="4.4cm" svg:height="2.6cm" svg:x="1.223cm" svg:y="1.043cm">
          <text:p text:style-name="P3"><text:span text:style-name="T2">Web 1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 text:c="4"/>Netzwerk von Netzwerken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1990 Möglichkeit der Veröffentlichung und des Zugiffes von Dokumenten</text:span></text:p>
              </text:list-item>
              <text:list-item>
                <text:p><text:span text:style-name="T1">HTTP und HTML</text:span></text:p>
              </text:list-item>
            </text:list>
          </draw:text-box>
        </draw:frame>
        <draw:custom-shape draw:style-name="gr4" draw:text-style-name="P7" draw:layer="layout" svg:width="3.626cm" svg:height="2.9cm" svg:x="3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7cm" svg:height="2.9cm" svg:x="12.9cm" svg:y="11.3cm">
          <text:p><text:span text:style-name="T3">Steigender </text:span></text:p>
          <text:p><text:span text:style-name="T3">Wert/Nutzen</text:span></text:p>
          <text:p><text:span text:style-name="T3">des We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3.097cm" svg:height="1.916cm" svg:x="4.089cm" svg:y="11.727cm">
          <draw:text-box>
            <text:p><text:span text:style-name="T3">Steigende</text:span></text:p>
            <text:p><text:span text:style-name="T3">Anzahl von </text:span></text:p>
            <text:p><text:span text:style-name="T3">Nutzern</text:span></text:p>
          </draw:text-box>
        </draw:frame>
        <draw:custom-shape draw:style-name="gr7" draw:text-style-name="P10" draw:layer="layout" svg:width="4.9cm" svg:height="0.5cm" svg:x="7.587cm" svg:y="12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4" draw:layer="layout" svg:width="4.4cm" svg:height="2.6cm" svg:x="0.4cm" svg:y="0.4cm">
          <text:p text:style-name="P3"><text:span text:style-name="T2">Web 1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 der Dokumente</text:p>
          </draw:text-box>
        </draw:frame>
        <draw:custom-shape draw:style-name="gr8" draw:text-style-name="P12" draw:layer="layout" svg:width="1.8cm" svg:height="0.6cm" svg:x="4.8cm" svg:y="13.4cm">
          <text:p text:style-name="P11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4cm" svg:y="11.4cm">
          <text:p text:style-name="P11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4cm" svg:y="9.8cm">
          <text:p text:style-name="P11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4cm" svg:y="8.6cm">
          <text:p text:style-name="P11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6cm" svg:y1="9cm" svg:x2="8.8cm" svg:y2="10.6cm">
          <text:p/>
        </draw:line>
        <draw:line draw:style-name="gr9" draw:text-style-name="P13" draw:layer="layout" svg:x1="6.8cm" svg:y1="13.6cm" svg:x2="9cm" svg:y2="12cm">
          <text:p/>
        </draw:line>
        <draw:line draw:style-name="gr9" draw:text-style-name="P13" draw:layer="layout" svg:x1="5.8cm" svg:y1="11.6cm" svg:x2="8.6cm" svg:y2="11.6cm">
          <text:p/>
        </draw:line>
        <draw:line draw:style-name="gr9" draw:text-style-name="P13" draw:layer="layout" svg:x1="5.8cm" svg:y1="10.2cm" svg:x2="8.8cm" svg:y2="10.8cm">
          <text:p/>
        </draw:line>
        <draw:frame draw:style-name="gr10" draw:text-style-name="P14" draw:layer="layout" svg:width="4.443cm" svg:height="0.725cm" svg:x="6.557cm" svg:y="10.8cm">
          <draw:text-box>
            <text:p><text:span text:style-name="T4">Networ</text:span><text:span text:style-name="T4">k </text:span><text:span text:style-name="T4">connec</text:span><text:span text:style-name="T4">tions</text:span></text:p>
          </draw:text-box>
        </draw:frame>
        <draw:custom-shape draw:style-name="gr11" draw:text-style-name="P7" draw:layer="layout" svg:width="1.4cm" svg:height="2.2cm" svg:x="19.4cm" svg:y="14cm">
          <text:p text:style-name="P11">Dok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1.4cm" svg:height="2.2cm" svg:x="22.2cm" svg:y="7.8cm">
          <text:p text:style-name="P11">Dok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1.4cm" svg:height="2.2cm" svg:x="15.4cm" svg:y="11.2cm">
          <text:p text:style-name="P11">Dok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7" draw:layer="layout" svg:width="1.4cm" svg:height="2.2cm" svg:x="18.2cm" svg:y="8cm">
          <text:p text:style-name="P11">Dok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2" draw:text-style-name="P11" draw:layer="layout" svg:x1="17.8cm" svg:y1="9.2cm" svg:x2="17cm" svg:y2="10.8cm">
          <text:p/>
        </draw:line>
        <draw:line draw:style-name="gr12" draw:text-style-name="P11" draw:layer="layout" svg:x1="22.2cm" svg:y1="10.2cm" svg:x2="20.8cm" svg:y2="13cm">
          <text:p/>
        </draw:line>
        <draw:line draw:style-name="gr12" draw:text-style-name="P11" draw:layer="layout" svg:x1="18.8cm" svg:y1="10.6cm" svg:x2="19.6cm" svg:y2="13.6cm">
          <text:p/>
        </draw:line>
        <draw:line draw:style-name="gr12" draw:text-style-name="P11" draw:layer="layout" svg:x1="19cm" svg:y1="15cm" svg:x2="17.2cm" svg:y2="13.2cm">
          <text:p/>
        </draw:line>
        <draw:frame draw:style-name="gr13" draw:text-style-name="P15" draw:layer="layout" svg:width="2.479cm" svg:height="0.725cm" svg:x="19.2cm" svg:y="11cm">
          <draw:text-box>
            <text:p><text:span text:style-name="T5">Hyperli</text:span><text:span text:style-name="T5">nks</text:span></text:p>
          </draw:text-box>
        </draw:frame>
        <draw:frame draw:style-name="gr14" draw:text-style-name="P2" draw:layer="layout" svg:width="2.441cm" svg:height="1cm" svg:x="5.559cm" svg:y="6.2cm">
          <draw:text-box>
            <text:p>Sicht 1</text:p>
          </draw:text-box>
        </draw:frame>
        <draw:frame draw:style-name="gr15" draw:text-style-name="P2" draw:layer="layout" svg:width="2.441cm" svg:height="0.962cm" svg:x="18.6cm" svg:y="6.238cm">
          <draw:text-box>
            <text:p>Sicht 2</text:p>
          </draw:text-box>
        </draw:frame>
        <draw:custom-shape draw:style-name="gr16" draw:text-style-name="P16" draw:layer="layout" svg:width="8.4cm" svg:height="9.4cm" svg:x="3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8.8cm" svg:height="9.4cm" svg:x="15.2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cm" svg:height="2.6cm" svg:x="1.223cm" svg:y="1.043cm">
          <text:p text:style-name="P3"><text:span text:style-name="T2">Web 1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custom-shape draw:style-name="gr8" draw:text-style-name="P12" draw:layer="layout" svg:width="1.8cm" svg:height="0.6cm" svg:x="4.4cm" svg:y="12cm">
          <text:p text:style-name="P11"><text:span text:style-name="T3">Einka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3.6cm" svg:y="10cm">
          <text:p text:style-name="P11"><text:span text:style-name="T3">Ne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3.6cm" svg:y="7.2cm">
          <text:p text:style-name="P11"><text:span text:style-name="T3">Inf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6cm" svg:y1="7.6cm" svg:x2="8cm" svg:y2="9cm">
          <text:p/>
        </draw:line>
        <draw:line draw:style-name="gr9" draw:text-style-name="P13" draw:layer="layout" svg:x1="6.4cm" svg:y1="12.2cm" svg:x2="8.4cm" svg:y2="10.8cm">
          <text:p/>
        </draw:line>
        <draw:line draw:style-name="gr9" draw:text-style-name="P13" draw:layer="layout" svg:x1="5.6cm" svg:y1="10.2cm" svg:x2="8cm" svg:y2="10cm">
          <text:p/>
        </draw:line>
        <draw:frame draw:style-name="gr14" draw:text-style-name="P2" draw:layer="layout" svg:width="8.041cm" svg:height="1cm" svg:x="4cm" svg:y="4.6cm">
          <draw:text-box>
            <text:p>„normale“ Nutzer</text:p>
          </draw:text-box>
        </draw:frame>
        <draw:custom-shape draw:style-name="gr18" draw:text-style-name="P16" draw:layer="layout" svg:width="14.8cm" svg:height="9.4cm" svg:x="3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2.6cm" svg:height="2cm" svg:x="14.6cm" svg:y="8.8cm">
          <text:p text:style-name="P11">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Web 1.0 - „read - only“</text:p>
          </draw:text-box>
        </draw:frame>
        <draw:custom-shape draw:style-name="gr20" draw:text-style-name="P12" draw:layer="layout" svg:width="4cm" svg:height="1.2cm" svg:x="8.4cm" svg:y="9.2cm">
          <text:p text:style-name="P11"><text:span text:style-name="T3">Suchmaschiene</text:span>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2.8cm" svg:y1="9.8cm" svg:x2="14.4cm" svg:y2="9.8cm">
          <text:p/>
        </draw:line>
        <draw:custom-shape draw:style-name="gr2" draw:text-style-name="P4" draw:layer="layout" svg:width="4.4cm" svg:height="2.6cm" svg:x="1.223cm" svg:y="1.043cm">
          <text:p text:style-name="P3"><text:span text:style-name="T2">Web 1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Web der Menschen <text:line-break/>„read and write“</text:p>
          </draw:text-box>
        </draw:frame>
        <draw:custom-shape draw:style-name="gr21" draw:text-style-name="P11" draw:layer="layout" svg:width="5.2cm" svg:height="2.8cm" svg:x="9.8cm" svg:y="8.6cm">
          <text:p text:style-name="P11">WWW:</text:p>
          <text:p text:style-name="P11">Markt und Han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2.4cm" svg:height="0.6cm" svg:x="4cm" svg:y="7.6cm">
          <text:p text:style-name="P11"><text:span text:style-name="T3">Verkäu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6.8cm" svg:y1="8.2cm" svg:x2="9.2cm" svg:y2="9.8cm">
          <text:p/>
        </draw:line>
        <draw:line draw:style-name="gr9" draw:text-style-name="P13" draw:layer="layout" svg:x1="6cm" svg:y1="10.2cm" svg:x2="9.4cm" svg:y2="10.2cm">
          <text:p/>
        </draw:line>
        <draw:line draw:style-name="gr9" draw:text-style-name="P13" draw:layer="layout" svg:x1="6.2cm" svg:y1="12.2cm" svg:x2="9.4cm" svg:y2="10.6cm">
          <text:p/>
        </draw:line>
        <draw:custom-shape draw:style-name="gr22" draw:text-style-name="P12" draw:layer="layout" svg:width="2.4cm" svg:height="0.6cm" svg:x="3.4cm" svg:y="12.2cm">
          <text:p text:style-name="P11"><text:span text:style-name="T3">Verkäu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2.4cm" svg:height="0.6cm" svg:x="3.4cm" svg:y="10cm">
          <text:p text:style-name="P11"><text:span text:style-name="T3">Verkäu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15.8cm" svg:y="12cm">
          <text:p text:style-name="P11"><text:span text:style-name="T3">Käu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18.4cm" svg:y="9.8cm">
          <text:p text:style-name="P11"><text:span text:style-name="T3">Käu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16.6cm" svg:y="7.6cm">
          <text:p text:style-name="P11"><text:span text:style-name="T3">Käu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15.4cm" svg:y1="10.6cm" svg:x2="16.4cm" svg:y2="11.8cm">
          <text:p/>
        </draw:line>
        <draw:line draw:style-name="gr9" draw:text-style-name="P13" draw:layer="layout" svg:x1="15.6cm" svg:y1="10cm" svg:x2="18cm" svg:y2="10.2cm">
          <text:p/>
        </draw:line>
        <draw:line draw:style-name="gr9" draw:text-style-name="P13" draw:layer="layout" svg:x1="15.4cm" svg:y1="9.4cm" svg:x2="16.6cm" svg:y2="8.4cm">
          <text:p/>
        </draw:line>
        <draw:custom-shape draw:style-name="gr2" draw:text-style-name="P4" draw:layer="layout" svg:width="4.4cm" svg:height="2.6cm" svg:x="1.181cm" svg:y="1.297cm">
          <text:p text:style-name="P3"><text:span text:style-name="T2">Web 2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Individuelle Gestaltung</text:p>
          </draw:text-box>
        </draw:frame>
        <draw:custom-shape draw:style-name="gr8" draw:text-style-name="P12" draw:layer="layout" svg:width="1.8cm" svg:height="0.6cm" svg:x="4cm" svg:y="12.2cm">
          <text:p text:style-name="P11"><text:span text:style-name="T3">Einka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3.2cm" svg:y="10.2cm">
          <text:p text:style-name="P11"><text:span text:style-name="T3">Ne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1.8cm" svg:height="0.6cm" svg:x="3.2cm" svg:y="7.4cm">
          <text:p text:style-name="P11"><text:span text:style-name="T3">Inf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3" draw:layer="layout" svg:x1="5.2cm" svg:y1="7.8cm" svg:x2="10.4cm" svg:y2="9.6cm">
          <text:p/>
        </draw:line>
        <draw:line draw:style-name="gr9" draw:text-style-name="P13" draw:layer="layout" svg:x1="6cm" svg:y1="12.4cm" svg:x2="10.6cm" svg:y2="10.4cm">
          <text:p/>
        </draw:line>
        <draw:line draw:style-name="gr9" draw:text-style-name="P13" draw:layer="layout" svg:x1="5.2cm" svg:y1="10.4cm" svg:x2="10.6cm" svg:y2="10cm">
          <text:p/>
        </draw:line>
        <draw:custom-shape draw:style-name="gr23" draw:text-style-name="P16" draw:layer="layout" svg:width="21.4cm" svg:height="9.4cm" svg:x="2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2.6cm" svg:height="2cm" svg:x="17.8cm" svg:y="8.8cm">
          <text:p text:style-name="P11">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2" draw:layer="layout" svg:width="4cm" svg:height="1.2cm" svg:x="11.4cm" svg:y="9.2cm">
          <text:p text:style-name="P11"><text:span text:style-name="T3">Suchmaschiene</text:span>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9cm" svg:y1="10cm" svg:x2="20.6cm" svg:y2="10cm">
          <text:p/>
        </draw:line>
        <draw:custom-shape draw:style-name="gr24" draw:text-style-name="P7" draw:layer="layout" svg:width="3.8cm" svg:height="2.4cm" svg:x="11.4cm" svg:y="11.4cm">
          <text:p text:style-name="P11">Vorschläge/</text:p>
          <text:p text:style-name="P11">Filter</text:p>
          <draw:enhanced-geometry svg:viewBox="0 0 21600 21600" draw:type="rectangle" draw:enhanced-path="M 0 0 L 21600 0 21600 21600 0 21600 0 0 Z N"/>
        </draw:custom-shape>
        <draw:line draw:style-name="gr9" draw:text-style-name="P13" draw:layer="layout" svg:x1="15.8cm" svg:y1="9.8cm" svg:x2="17.4cm" svg:y2="9.8cm">
          <text:p/>
        </draw:line>
        <draw:line draw:style-name="gr9" draw:text-style-name="P13" draw:layer="layout" svg:x1="13.4cm" svg:y1="10.6cm" svg:x2="13.4cm" svg:y2="11.2cm">
          <text:p/>
        </draw:line>
        <draw:custom-shape draw:style-name="gr2" draw:text-style-name="P4" draw:layer="layout" svg:width="4.4cm" svg:height="2.6cm" svg:x="1cm" svg:y="1cm">
          <text:p text:style-name="P3"><text:span text:style-name="T2">Web </text:span><text:span text:style-name="T2">2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5" draw:text-style-name="P7" draw:layer="layout" svg:width="16.8cm" svg:height="11.4cm" svg:x="5.6cm" svg:y="5.4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3.495cm" svg:height="0.962cm" svg:x="11.705cm" svg:y="4cm">
          <draw:text-box>
            <text:p>neue Sicht</text:p>
          </draw:text-box>
        </draw:frame>
        <draw:custom-shape draw:style-name="gr27" draw:text-style-name="P10" draw:layer="layout" svg:width="3.6cm" svg:height="1.6cm" svg:x="7.6cm" svg:y="7cm">
          <text:p text:style-name="P11">Menschen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6cm" svg:height="1.6cm" svg:x="7.4cm" svg:y="12.4cm">
          <text:p text:style-name="P11">Informationen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3.6cm" svg:height="1.6cm" svg:x="15.2cm" svg:y="12.2cm">
          <text:p text:style-name="P11">Menschen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4.6cm" svg:height="1.6cm" svg:x="15cm" svg:y="7cm">
          <text:p text:style-name="P11">Informationen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9.6cm" svg:y1="9.2cm" svg:x2="14.6cm" svg:y2="12cm">
          <text:p/>
        </draw:line>
        <draw:line draw:style-name="gr12" draw:text-style-name="P11" draw:layer="layout" svg:x1="16.2cm" svg:y1="9cm" svg:x2="11.6cm" svg:y2="12cm">
          <text:p/>
        </draw:line>
        <draw:line draw:style-name="gr12" draw:text-style-name="P11" draw:layer="layout" svg:x1="12cm" svg:y1="8cm" svg:x2="14.4cm" svg:y2="8cm">
          <text:p/>
        </draw:line>
        <draw:custom-shape draw:style-name="gr2" draw:text-style-name="P4" draw:layer="layout" svg:width="4.4cm" svg:height="2.6cm" svg:x="1cm" svg:y="1cm">
          <text:p text:style-name="P3"><text:span text:style-name="T2">Web </text:span><text:span text:style-name="T2">2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<text:s text:c="4"/><text:s text:c="4"/>Web der Daten und sozialen Netzwerke</text:p>
          </draw:text-box>
        </draw:frame>
        <draw:custom-shape draw:style-name="gr29" draw:text-style-name="P11" draw:layer="layout" svg:width="7.8cm" svg:height="5.8cm" svg:x="3.8cm" svg:y="5.8cm">
          <text:p text:style-name="P11">Soziale Netzweke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7.8cm" svg:height="5.8cm" svg:x="14.4cm" svg:y="5.8cm">
          <text:p text:style-name="P11">Digitalisierung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7.8cm" svg:height="5.8cm" svg:x="8.8cm" svg:y="12.8cm">
          <text:p text:style-name="P11">Crowd sourcing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4cm" svg:height="2.6cm" svg:x="1cm" svg:y="1cm">
          <text:p text:style-name="P3"><text:span text:style-name="T2">Web </text:span><text:span text:style-name="T2">3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1" draw:layer="layout" svg:width="25.199cm" svg:height="3.506cm" svg:x="2.8cm" svg:y="0.837cm" presentation:class="title" presentation:user-transformed="true">
          <draw:text-box>
            <text:p>Netzwerk von Netzwerken</text:p>
          </draw:text-box>
        </draw:frame>
        <draw:custom-shape draw:style-name="gr30" draw:text-style-name="P11" draw:layer="layout" svg:width="3.8cm" svg:height="1.4cm" svg:x="3.8cm" svg:y="7.6cm">
          <text:p text:style-name="P11">Technologie</text:p>
          <text:p text:style-name="P11">Netzwerke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3.4cm" svg:height="1.6cm" svg:x="9.6cm" svg:y="5.8cm">
          <text:p text:style-name="P11">Ressourcen</text:p>
          <text:p text:style-name="P11">Netzwerke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8cm" svg:height="1.4cm" svg:x="4.8cm" svg:y="10.8cm">
          <text:p text:style-name="P11">Soziale</text:p>
          <text:p text:style-name="P11">Netzwerke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8cm" svg:height="1.4cm" svg:x="19.4cm" svg:y="7.2cm">
          <text:p text:style-name="P11">Daten</text:p>
          <text:p text:style-name="P11">Netzwerke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8cm" svg:height="1.4cm" svg:x="12.8cm" svg:y="12.4cm">
          <text:p text:style-name="P11">organisatirische</text:p>
          <text:p text:style-name="P11">Netzwerke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8.8cm" svg:y1="9.2cm" svg:x2="13.8cm" svg:y2="11.8cm">
          <text:p/>
        </draw:line>
        <draw:line draw:style-name="gr12" draw:text-style-name="P11" draw:layer="layout" svg:x1="13.4cm" svg:y1="6.2cm" svg:x2="19.2cm" svg:y2="7.4cm">
          <text:p/>
        </draw:line>
        <draw:line draw:style-name="gr12" draw:text-style-name="P11" draw:layer="layout" svg:x1="11.4cm" svg:y1="8cm" svg:x2="15.2cm" svg:y2="12cm">
          <text:p/>
        </draw:line>
        <draw:line draw:style-name="gr12" draw:text-style-name="P11" draw:layer="layout" svg:x1="8.4cm" svg:y1="8.2cm" svg:x2="18.6cm" svg:y2="8.4cm">
          <text:p/>
        </draw:line>
        <draw:line draw:style-name="gr12" draw:text-style-name="P11" draw:layer="layout" svg:x1="9.6cm" svg:y1="11.8cm" svg:x2="22.2cm" svg:y2="9.2cm">
          <text:p/>
        </draw:line>
        <draw:line draw:style-name="gr12" draw:text-style-name="P11" draw:layer="layout" svg:x1="6.2cm" svg:y1="9.4cm" svg:x2="7.8cm" svg:y2="10.6cm">
          <text:p/>
        </draw:line>
        <draw:custom-shape draw:style-name="gr2" draw:text-style-name="P4" draw:layer="layout" svg:width="4.4cm" svg:height="2.6cm" svg:x="1cm" svg:y="1cm">
          <text:p text:style-name="P3"><text:span text:style-name="T2">Web </text:span><text:span text:style-name="T2">3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33" draw:text-style-name="P10" draw:layer="layout" svg:width="11cm" svg:height="3.4cm" svg:x="8.4cm" svg:y="3.8cm">
          <text:p text:style-name="P11">Lektion 1 : Big is beautiful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11cm" svg:height="3.4cm" svg:x="8.4cm" svg:y="8cm">
          <text:p text:style-name="P11">Lektion 2 : Good enough works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11cm" svg:height="3.4cm" svg:x="8.4cm" svg:y="12.2cm">
          <text:p text:style-name="P11">Lektion 3 : Openness rules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5.6cm" svg:height="2.6cm" svg:x="1cm" svg:y="1cm">
          <text:p text:style-name="P3"><text:span text:style-name="T2">Web </text:span><text:span text:style-name="T2">1..0-</text:span><text:span text:style-name="T2">3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8T19:03:02.432816129</meta:creation-date>
    <dc:date>2017-10-30T15:35:06.245987362</dc:date>
    <meta:editing-duration>PT19M25S</meta:editing-duration>
    <meta:editing-cycles>3</meta:editing-cycles>
    <meta:generator>LibreOffice/5.1.6.2$Linux_X86_64 LibreOffice_project/10m0$Build-2</meta:generator>
    <meta:document-statistic meta:object-count="151"/>
  </office:meta>
</office:document-meta>
</file>